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27000155110000AB9173AF1BE6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4.868cm" fo:margin-left="-0.191cm" fo:margin-top="0cm" fo:margin-bottom="0cm" table:align="left" fo:background-color="#1f3864" style:writing-mode="lr-tb">
        <style:background-image/>
      </style:table-properties>
    </style:style>
    <style:style style:name="Tabulka1.A" style:family="table-column">
      <style:table-column-properties style:column-width="14.868cm"/>
    </style:style>
    <style:style style:name="Tabulka1.1" style:family="table-row">
      <style:table-row-properties style:keep-together="true" fo:keep-together="auto"/>
    </style:style>
    <style:style style:name="Tabulka1.A1" style:family="table-cell">
      <style:table-cell-properties fo:background-color="#1f3864" fo:padding-left="0.191cm" fo:padding-right="0.191cm" fo:padding-top="0cm" fo:padding-bottom="0cm" fo:border="none">
        <style:background-image/>
      </style:table-cell-properties>
    </style:style>
    <style:style style:name="Tabulka1.2" style:family="table-row">
      <style:table-row-properties style:min-row-height="2.044cm" style:keep-together="true" fo:keep-together="auto"/>
    </style:style>
    <style:style style:name="Tabulka1.A2" style:family="table-cell">
      <style:table-cell-properties style:vertical-align="bottom" fo:background-color="#0c458a" fo:padding-left="0.191cm" fo:padding-right="0.191cm" fo:padding-top="0cm" fo:padding-bottom="0cm" fo:border="none">
        <style:background-image/>
      </style:table-cell-properties>
    </style:style>
    <style:style style:name="Tabulka1.3" style:family="table-row">
      <style:table-row-properties style:min-row-height="2.043cm" style:keep-together="true" fo:keep-together="auto"/>
    </style:style>
    <style:style style:name="Tabulka1.A3" style:family="table-cell">
      <style:table-cell-properties fo:background-color="#0c458a" fo:padding-left="0.191cm" fo:padding-right="0.191cm" fo:padding-top="0cm" fo:padding-bottom="0cm" fo:border="none">
        <style:background-image/>
      </style:table-cell-properties>
    </style:style>
    <style:style style:name="Tabulka2" style:family="table">
      <style:table-properties style:width="15.984cm" fo:margin-left="-0.191cm" fo:margin-top="0cm" fo:margin-bottom="0cm" table:align="left" style:writing-mode="lr-tb"/>
    </style:style>
    <style:style style:name="Tabulka2.A" style:family="table-column">
      <style:table-column-properties style:column-width="1.49cm"/>
    </style:style>
    <style:style style:name="Tabulka2.B" style:family="table-column">
      <style:table-column-properties style:column-width="12.252cm"/>
    </style:style>
    <style:style style:name="Tabulka2.C" style:family="table-column">
      <style:table-column-properties style:column-width="2.242cm"/>
    </style:style>
    <style:style style:name="Tabulka2.1" style:family="table-row">
      <style:table-row-properties style:keep-together="true" fo:keep-together="auto"/>
    </style:style>
    <style:style style:name="Tabulka2.A1" style:family="table-cell">
      <style:table-cell-properties fo:padding-left="0.191cm" fo:padding-right="0.191cm" fo:padding-top="0cm" fo:padding-bottom="0cm" fo:border="0.018cm solid #00000a"/>
    </style:style>
    <style:style style:name="Tabulka2.A2" style:family="table-cell" style:data-style-name="N37">
      <style:table-cell-properties fo:padding-left="0.191cm" fo:padding-right="0.191cm" fo:padding-top="0cm" fo:padding-bottom="0cm" fo:border="0.018cm solid #00000a"/>
    </style:style>
    <style:style style:name="Tabulka2.C2" style:family="table-cell" style:data-style-name="N0">
      <style:table-cell-properties fo:padding-left="0.191cm" fo:padding-right="0.191cm" fo:padding-top="0cm" fo:padding-bottom="0cm" fo:border="0.018cm solid #00000a"/>
    </style:style>
    <style:style style:name="Tabulka2.A5" style:family="table-cell" style:data-style-name="N37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ulka2.B5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ulka2.C5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ulka2.A8" style:family="table-cell" style:data-style-name="N37">
      <style:table-cell-properties fo:padding-left="0.191cm" fo:padding-right="0.191cm" fo:padding-top="0cm" fo:padding-bottom="0cm" fo:border-left="none" fo:border-right="none" fo:border-top="0.018cm solid #00000a" fo:border-bottom="0.018cm solid #00000a"/>
    </style:style>
    <style:style style:name="Tabulka2.B8" style:family="table-cell">
      <style:table-cell-properties fo:padding-left="0.191cm" fo:padding-right="0.191cm" fo:padding-top="0cm" fo:padding-bottom="0cm" fo:border-left="none" fo:border-right="0.018cm solid #00000a" fo:border-top="0.018cm solid #00000a" fo:border-bottom="0.018cm solid #00000a"/>
    </style:style>
    <style:style style:name="Tabulka2.A9" style:family="table-cell" style:data-style-name="N37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Tabulka2.B9" style:family="table-cell">
      <style:table-cell-properties fo:padding-left="0.191cm" fo:padding-right="0.191cm" fo:padding-top="0cm" fo:padding-bottom="0cm" fo:border-left="none" fo:border-right="0.018cm solid #00000a" fo:border-top="none" fo:border-bottom="0.018cm solid #00000a"/>
    </style:style>
    <style:style style:name="Tabulka2.A18" style:family="table-cell" style:data-style-name="N37">
      <style:table-cell-properties fo:padding-left="0.191cm" fo:padding-right="0.191cm" fo:padding-top="0cm" fo:padding-bottom="0cm" fo:border="none"/>
    </style:style>
    <style:style style:name="Tabulka2.B18" style:family="table-cell">
      <style:table-cell-properties fo:padding-left="0.191cm" fo:padding-right="0.191cm" fo:padding-top="0cm" fo:padding-bottom="0cm" fo:border-left="none" fo:border-right="0.018cm solid #00000a" fo:border-top="none" fo:border-bottom="none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a" fo:border-bottom="non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/>
      <style:text-properties fo:language="en" fo:country="US"/>
    </style:style>
    <style:style style:name="P7" style:family="paragraph" style:parent-style-name="Title">
      <style:paragraph-properties fo:margin-left="2.311cm" fo:margin-right="0cm" fo:margin-top="0cm" fo:margin-bottom="0cm" fo:line-height="100%" fo:text-align="start" style:justify-single-word="false" fo:text-indent="0cm" style:auto-text-indent="false"/>
    </style:style>
    <style:style style:name="P8" style:family="paragraph" style:parent-style-name="Subtitle">
      <style:paragraph-properties fo:margin-left="2.311cm" fo:margin-right="0cm" fo:margin-top="0cm" fo:margin-bottom="0cm" fo:line-height="100%" fo:text-align="start" style:justify-single-word="false" fo:text-indent="0cm" style:auto-text-indent="false"/>
      <style:text-properties fo:color="#ffffff"/>
    </style:style>
    <style:style style:name="P9" style:family="paragraph" style:parent-style-name="Standard">
      <style:paragraph-properties fo:margin-left="0cm" fo:margin-right="0.808cm" fo:margin-top="0cm" fo:margin-bottom="0cm" fo:line-height="100%" fo:text-align="end" style:justify-single-word="false" fo:text-indent="0cm" style:auto-text-indent="false"/>
      <style:text-properties fo:font-size="14pt" style:font-size-asian="14pt" style:font-size-complex="14pt"/>
    </style:style>
    <style:style style:name="P10" style:family="paragraph" style:parent-style-name="Standard" style:master-page-name="First_20_Page">
      <style:paragraph-properties fo:margin-left="0cm" fo:margin-right="-1cm" fo:text-indent="0cm" style:auto-text-indent="false" style:page-number="auto"/>
    </style:style>
    <style:style style:name="P11" style:family="paragraph" style:parent-style-name="Standard">
      <style:paragraph-properties fo:margin-top="0cm" fo:margin-bottom="0cm" fo:line-height="100%"/>
    </style:style>
    <style:style style:name="P12" style:family="paragraph" style:parent-style-name="Standard" style:list-style-name="L6">
      <style:paragraph-properties fo:margin-top="0cm" fo:margin-bottom="0cm" fo:line-height="100%"/>
    </style:style>
    <style:style style:name="P13" style:family="paragraph" style:parent-style-name="Appendix_20_1" style:list-style-name="">
      <style:paragraph-properties fo:margin-left="0.762cm" fo:margin-right="0cm" fo:text-indent="0cm" style:auto-text-indent="fals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>
      <style:paragraph-properties fo:text-align="center"/>
      <style:text-properties fo:font-size="18pt"/>
    </style:style>
    <style:style style:name="T1" style:family="text">
      <style:text-properties style:font-name="Calibri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logo_zcu.eps" draw:style-name="gr1" draw:text-style-name="P20" svg:width="5.899cm" svg:height="2.962cm" svg:x="0cm" svg:y="0cm">
        <draw:image xlink:href="Pictures/20000027000155110000AB9173AF1BE6.wmf" xlink:type="simple" xlink:show="embed" xlink:actuate="onLoad">
          <text:p/>
        </draw:image>
      </draw:frame>
      <text:p text:style-name="P10"><draw:frame draw:style-name="fr1" draw:name="obrázky1" text:anchor-type="as-char" svg:width="5.9cm" svg:height="2.963cm" draw:z-index="1"><draw:image xlink:href="Pictures/20000027000155110000AB9173AF1BE6.wmf" xlink:type="simple" xlink:show="embed" xlink:actuate="onLoad"/></draw:frame></text:p>
      <table:table table:name="Tabulka1" table:style-name="Tabulka1">
        <table:table-column table:style-name="Tabulka1.A"/>
        <table:table-row table:style-name="Tabulka1.1">
          <table:table-cell table:style-name="Tabulka1.A1" office:value-type="string">
            <text:p text:style-name="P9">Přemysl Kouba<text:line-break/>kouba.prem@gmail.com<text:line-break/>17.04.2022</text:p>
          </table:table-cell>
        </table:table-row>
        <table:table-row table:style-name="Tabulka1.2">
          <table:table-cell table:style-name="Tabulka1.A2" office:value-type="string">
            <text:p text:style-name="P7">Semestrální práce KIV/NET</text:p>
          </table:table-cell>
        </table:table-row>
        <table:table-row table:style-name="Tabulka1.3">
          <table:table-cell table:style-name="Tabulka1.A3" office:value-type="string">
            <text:p text:style-name="P8">DayOfFun</text:p>
          </table:table-cell>
        </table:table-row>
      </table:table>
      <text:p text:style-name="P4"><text:tab/>Souhlasím s vystavením této semestrální práce na stránkách katedry informatiky a výpočetní techniky a jejímu využití pro prezentaci pracoviště.</text:p>
      <text:p text:style-name="Standard"/>
      <text:p text:style-name="Standard"/>
      <text:p text:style-name="P3">Přemysl Kouba</text:p>
      <text:p text:style-name="Standard"/>
      <text:list xml:id="list5722845182001985752" text:style-name="Outline">
        <text:list-item>
          <text:p text:style-name="P14">Zadání</text:p>
        </text:list-item>
      </text:list>
      <text:p text:style-name="Standard">Vytvořte webovou aplikaci, která umožní uživatelům efektivněji nakládat se svým volným časem za pomocí využití kvízů, které mezi sebou uživatelé sdílí.</text:p>
      <text:list xml:id="list41687673" text:continue-numbering="true" text:style-name="Outline">
        <text:list-item>
          <text:list>
            <text:list-item>
              <text:h text:style-name="Heading_20_2" text:outline-level="2">Popis a cíl projektu</text:h>
            </text:list-item>
          </text:list>
        </text:list-item>
      </text:list>
      <text:p text:style-name="Text_20_body">Aplikace umožní uživateli vytvářet/vyplňovat a sdílet kvízy (dotazníky). <text:s/></text:p>
      <text:p text:style-name="Text_20_body">Po vyplnění kvízu proběhne vyhodnocení, které umožňí uživatelům rozhodnout která z odpovědí je jejich volba</text:p>
      <text:list xml:id="list41677163" text:continue-numbering="true" text:style-name="Outline">
        <text:list-item>
          <text:list>
            <text:list-item>
              <text:h text:style-name="Heading_20_2" text:outline-level="2"><text:bookmark-start text:name="_GoBack"/>Požadavky</text:h>
            </text:list-item>
          </text:list>
        </text:list-item>
      </text:list>
      <text:p text:style-name="Text_20_body">Požadavky na aplikaci se dělí na povinné, které jsou od aplikace očekávány a na volitelné, které by bylo vhodné implementovat. Následující kapitola popisuje povinné požadavky.</text:p>
      <text:p text:style-name="Text_20_body">Vytvořit webovou aplikaci za použití programovacího jazyka .NET s využitím perzistentního úložiště.</text:p>
      <text:p text:style-name="Text_20_body">Dodržení MVC architektury, která bude řádně otestovaná a zdokumentovaná.</text:p>
      <text:p text:style-name="Text_20_body">Uživatel:</text:p>
      <text:list xml:id="list8237242772825387644" text:style-name="L1">
        <text:list-item>
          <text:list>
            <text:list-item>
              <text:p text:style-name="P15">správa kvízů</text:p>
            </text:list-item>
            <text:list-item>
              <text:p text:style-name="P15">vyplňování kvízů</text:p>
            </text:list-item>
            <text:list-item>
              <text:p text:style-name="P15">vytváření kvízů</text:p>
            </text:list-item>
            <text:list-item>
              <text:p text:style-name="P15">historie kvízů + vyhodnocení</text:p>
            </text:list-item>
          </text:list>
        </text:list-item>
      </text:list>
      <text:p text:style-name="Text_20_body">Kvíz:</text:p>
      <text:list xml:id="list9186430267372584789" text:style-name="L2">
        <text:list-item>
          <text:list>
            <text:list-item>
              <text:p text:style-name="P16">umožňé přidání dalších otázek v průběhu vyplňování kvízu</text:p>
            </text:list-item>
            <text:list-item>
              <text:p text:style-name="P16">sdílení kvízů s uživateli (nebo emailem)</text:p>
            </text:list-item>
          </text:list>
        </text:list-item>
      </text:list>
      <text:p text:style-name="Text_20_body">Odpovědi:</text:p>
      <text:list xml:id="list7720376039814745938" text:style-name="L3">
        <text:list-item>
          <text:list>
            <text:list-item>
              <text:p text:style-name="P17">možnost odpovědět ANO/NE/Když ostatní chtějí</text:p>
            </text:list-item>
          </text:list>
        </text:list-item>
      </text:list>
      <text:p text:style-name="Text_20_body"/>
      <text:list xml:id="list41673551" text:continue-list="list41677163" text:style-name="Outline">
        <text:list-item>
          <text:list>
            <text:list-item>
              <text:h text:style-name="Heading_20_2" text:outline-level="2">Možná rozšíření:</text:h>
            </text:list-item>
          </text:list>
        </text:list-item>
      </text:list>
      <text:p text:style-name="Text_20_body">Aplikace by v ideálním případě měla být dostupná v Cloudu. </text:p>
      <text:p text:style-name="Text_20_body">Uživatel:</text:p>
      <text:list xml:id="list1723294594829715439" text:style-name="L4">
        <text:list-item>
          <text:list>
            <text:list-item>
              <text:p text:style-name="P18">správa uživatelů (registrace/autorizace)</text:p>
            </text:list-item>
          </text:list>
        </text:list-item>
      </text:list>
      <text:p text:style-name="Text_20_body">Otázky:</text:p>
      <text:list xml:id="list5268534611939496678" text:style-name="L5">
        <text:list-item>
          <text:list>
            <text:list-item>
              <text:p text:style-name="P19">Automatické napovídání otázek podle tagů</text:p>
            </text:list-item>
            <text:list-item>
              <text:p text:style-name="P19">Automatické napovídání otázek podle historie</text:p>
            </text:list-item>
          </text:list>
        </text:list-item>
      </text:list>
      <text:p text:style-name="Text_20_body">Kvíz:</text:p>
      <text:list xml:id="list41682022" text:continue-list="list9186430267372584789" text:style-name="L2">
        <text:list-item>
          <text:list>
            <text:list-item>
              <text:p text:style-name="P16">public / protected kvízy</text:p>
            </text:list-item>
            <text:list-item>
              <text:p text:style-name="P16">volba vhodné odpovědi pomocí náhody (např. aplikace „random wheel“)</text:p>
            </text:list-item>
          </text:list>
        </text:list-item>
      </text:list>
      <text:p text:style-name="Text_20_body"><text:bookmark-end text:name="_GoBack"/></text:p>
      <text:list xml:id="list41675788" text:continue-list="list41673551" text:style-name="Outline">
        <text:list-item>
          <text:p text:style-name="P14">Analýza</text:p>
        </text:list-item>
      </text:list>
      <text:p text:style-name="Standard">Referenci k analýze jsem bohužel ztratil. Na internetu jsem vyplňoval kvíz, který umožňoval odpovídat na otázky ohledně činností ANO/NE/ když &lt;XY&gt; chce. Po vyplnění kvízu oběma zůčastněnými, přišlo vyhodnocení, kde se ukázalo kde se oba nejvíce shodují a co je tedy možně dělat. Bohužel tato aplikace neběžela úplně podle potřeb. Občas se uživatelům s odkazem vůbec nenačetla. </text:p>
      <text:p text:style-name="Standard">Další referencí je aplikace Doodle, kterou myslím všichni znají. Ta je používána pro synchronizaci činností a umožňuje odpovídat ANO/NE/Možná. Aplikace Moodle představuje dobrý model, ze kterého lze vyjít. Aplikace je primárně určena k domluvě termínů a ne toho, co dělat ve volném čase. Navíc neumožňuje znovuvyužití otázek pro další použití.</text:p>
      <text:p text:style-name="Standard">Další vlastností, která u Doodle chybí je možnost automatického vyhodnocení odpovědí. Zákazník (já) by využil možnosti náhodné volby z množiny vhodných odpovědí. <text:s/></text:p>
      <text:p text:style-name="Standard"/>
      <text:list xml:id="list41682636" text:continue-numbering="true" text:style-name="Outline">
        <text:list-item>
          <text:p text:style-name="Heading_20_1">Implementace</text:p>
        </text:list-item>
      </text:list>
      <text:p text:style-name="Text_20_body">Aplikace je rozdělena do následujících složek:</text:p>
      <text:p text:style-name="Standard">Model <text:s/>- obsahuje modelové třídy </text:p>
      <text:p text:style-name="Standard">Views - <text:s/>příslušné pohledy nad datovými modely</text:p>
      <text:p text:style-name="Standard">Controllers – Kontrolery pro aplikaci (Quiz, Question, User)</text:p>
      <text:p text:style-name="Standard">Data - <text:s/>Obsahuje logiku aplikace. Služby (Services) a databázový kontext pro práci s databází</text:p>
      <text:p text:style-name="Standard">Tests – Testování jednotkovými testy</text:p>
      <text:list xml:id="list41675301" text:continue-numbering="true" text:style-name="Outline">
        <text:list-item>
          <text:p text:style-name="Heading_20_1">Uživatelská příručka</text:p>
        </text:list-item>
      </text:list>
      <text:p text:style-name="Standard">Aplikace není použitelná </text:p>
      <text:list xml:id="list41675587" text:continue-numbering="true" text:style-name="Outline">
        <text:list-item>
          <text:p text:style-name="Heading_20_1">Závěr</text:p>
        </text:list-item>
      </text:list>
      <text:p text:style-name="Standard">Aplikace zatím <text:span text:style-name="T2">není</text:span> ve funkčním stavu a navíc je její funkcionalita velmi omezená. Poměrně hodně času trávím studiem jak pracovat s MVC architekturou a entity frameworkem. Použití v aplikaci s několika vazbami M:N je těžší, než příklady, které jsme si zkoušeli na cvičeních. <text:s/>V nejnovější verzi se mi podařilo celou aplikaci rozbít, protože nepracuji správně s vazbami.</text:p>
      <text:list xml:id="list41669801" text:continue-numbering="true" text:style-name="Outline">
        <text:list-item>
          <text:p text:style-name="Heading_20_1">Zdroje a Reference</text:p>
        </text:list-item>
      </text:list>
      <text:p text:style-name="Text_20_body"><text:a xlink:type="simple" xlink:href="https://doodle.com/en/" text:style-name="Internet_20_link" text:visited-style-name="Visited_20_Internet_20_Link">https://doodle.com/en/</text:a></text:p>
      <text:p text:style-name="Text_20_body">https://docs.microsoft.com/</text:p>
      <text:p text:style-name="Text_20_body"><text:a xlink:type="simple" xlink:href="https://www.youtube.com/channel/UCUT3pHHoV5Kvnk-3F0boTW" text:style-name="Internet_20_link" text:visited-style-name="Visited_20_Internet_20_Link">https://www.youtube.com/channel/UCUT3pHHoV5Kvnk-3F0boTW</text:a></text:p>
      <text:p text:style-name="Text_20_body">https://github.com/Sedmikras/DayOfFun</text:p>
      <text:p text:style-name="Bibliography"/>
      <text:p text:style-name="Standard"/>
      <text:p text:style-name="Standard"/>
      <text:p text:style-name="P4"/>
      <text:section text:style-name="Sect1" text:name="TextSection">
        <text:list xml:id="list41666475" text:continue-numbering="true" text:style-name="Outline">
          <text:list-item>
            <text:h text:style-name="Appendix_20_1" text:outline-level="1">Programátorský deník</text:h>
          </text:list-item>
        </text:list>
        <text:p text:style-name="Standard">Evidence aktivit by Vám mohla v budoucnosti pomoct s odhadem času, který je potřeba pro řešení daného problému. Ve vlastním zájmu tedy uvádějte reálné časy – z pohledu předmětu .NET nadsazením nebo podhodnocením časů nic nezískáte. Stačí nějaký jednoduchý formát, např.:</text:p>
        <table:table table:name="Tabulka2" table:style-name="Tabulka2">
          <table:table-column table:style-name="Tabulka2.A"/>
          <table:table-column table:style-name="Tabulka2.B"/>
          <table:table-column table:style-name="Tabulka2.C"/>
          <table:table-row table:style-name="Tabulka2.1">
            <table:table-cell table:style-name="Tabulka2.A1" office:value-type="string">
              <text:p text:style-name="P5">Datum</text:p>
            </table:table-cell>
            <table:table-cell table:style-name="Tabulka2.A1" office:value-type="string">
              <text:p text:style-name="P5">Aktivita</text:p>
            </table:table-cell>
            <table:table-cell table:style-name="Tabulka2.A1" office:value-type="string">
              <text:p text:style-name="P5">Délka <text:span text:style-name="T3">[hod]</text:span></text:p>
            </table:table-cell>
          </table:table-row>
          <table:table-row table:style-name="Tabulka2.1">
            <table:table-cell table:style-name="Tabulka2.A2" table:number-rows-spanned="2" office:value-type="date" office:date-value="2022-03-12">
              <text:p text:style-name="P5">12/03/22</text:p>
            </table:table-cell>
            <table:table-cell table:style-name="Tabulka2.A1" office:value-type="string">
              <text:p text:style-name="P5">Příprava modelu (v Excelu) a vyzkoušení zda-li je to funkční princip</text:p>
            </table:table-cell>
            <table:table-cell table:style-name="Tabulka2.C2" office:value-type="float" office:value="3">
              <text:p text:style-name="P5">3</text:p>
            </table:table-cell>
          </table:table-row>
          <table:table-row table:style-name="Tabulka2.1">
            <table:covered-table-cell/>
            <table:table-cell table:style-name="Tabulka2.A1" office:value-type="string">
              <text:p text:style-name="P5"/>
            </table:table-cell>
            <table:table-cell table:style-name="Tabulka2.A1" office:value-type="string">
              <text:p text:style-name="P5"/>
            </table:table-cell>
          </table:table-row>
          <table:table-row table:style-name="Tabulka2.1">
            <table:table-cell table:style-name="Tabulka2.A2" office:value-type="date" office:date-value="2022-03-18">
              <text:p text:style-name="P5">18/03/22</text:p>
            </table:table-cell>
            <table:table-cell table:style-name="Tabulka2.A1" office:value-type="string">
              <text:p text:style-name="P5">Vytvoření GIT repozitáře</text:p>
            </table:table-cell>
            <table:table-cell table:style-name="Tabulka2.A1" office:value-type="string">
              <text:p text:style-name="P5">1</text:p>
            </table:table-cell>
          </table:table-row>
          <table:table-row table:style-name="Tabulka2.1">
            <table:table-cell table:style-name="Tabulka2.A5" office:value-type="date" office:date-value="2022-03-18">
              <text:p text:style-name="P5">18/03/22</text:p>
            </table:table-cell>
            <table:table-cell table:style-name="Tabulka2.B5" office:value-type="string">
              <text:p text:style-name="P5">Nástřel designu</text:p>
            </table:table-cell>
            <table:table-cell table:style-name="Tabulka2.C5" office:value-type="float" office:value="2">
              <text:p text:style-name="P5">2</text:p>
            </table:table-cell>
          </table:table-row>
          <table:table-row table:style-name="Tabulka2.1">
            <table:table-cell table:style-name="Tabulka2.A5" office:value-type="date" office:date-value="2022-03-30">
              <text:p text:style-name="P5">30/03/22</text:p>
            </table:table-cell>
            <table:table-cell table:style-name="Tabulka2.B5" office:value-type="string">
              <text:p text:style-name="P5">Příprava modelu</text:p>
            </table:table-cell>
            <table:table-cell table:style-name="Tabulka2.C5" office:value-type="float" office:value="4">
              <text:p text:style-name="P5">4</text:p>
            </table:table-cell>
          </table:table-row>
          <table:table-row table:style-name="Tabulka2.1">
            <table:table-cell table:style-name="Tabulka2.A5" office:value-type="date" office:date-value="2022-04-14">
              <text:p text:style-name="P5">14/04/22</text:p>
            </table:table-cell>
            <table:table-cell table:style-name="Tabulka2.B5" office:value-type="string">
              <text:p text:style-name="P5">Přechod na Rider </text:p>
            </table:table-cell>
            <table:table-cell table:style-name="Tabulka2.C5" office:value-type="float" office:value="2">
              <text:p text:style-name="P5">2</text:p>
            </table:table-cell>
          </table:table-row>
          <table:table-row table:style-name="Tabulka2.1">
            <table:table-cell table:style-name="Tabulka2.A8" office:value-type="date" office:date-value="2022-04-15">
              <text:p text:style-name="P5">15/04/22</text:p>
            </table:table-cell>
            <table:table-cell table:style-name="Tabulka2.B8" office:value-type="string">
              <text:p text:style-name="P5">Test driven vývoj prototypu na zpracování kvízu</text:p>
            </table:table-cell>
            <table:table-cell table:style-name="Tabulka2.C2" office:value-type="float" office:value="4">
              <text:p text:style-name="P6">4</text:p>
            </table:table-cell>
          </table:table-row>
          <table:table-row table:style-name="Tabulka2.1">
            <table:table-cell table:style-name="Tabulka2.A9" office:value-type="date" office:date-value="2022-04-15">
              <text:p text:style-name="P5">15/04/22</text:p>
            </table:table-cell>
            <table:table-cell table:style-name="Tabulka2.B9" office:value-type="string">
              <text:p text:style-name="P5">Praní se s vazbami + entity frameworkem</text:p>
            </table:table-cell>
            <table:table-cell table:style-name="Tabulka2.C5" office:value-type="float" office:value="6">
              <text:p text:style-name="P5">6</text:p>
            </table:table-cell>
          </table:table-row>
          <table:table-row table:style-name="Tabulka2.1">
            <table:table-cell table:style-name="Tabulka2.A9" office:value-type="date" office:date-value="2022-04-17">
              <text:p text:style-name="P5">17/04/22</text:p>
            </table:table-cell>
            <table:table-cell table:style-name="Tabulka2.B9" office:value-type="string">
              <text:p text:style-name="P5">Prototyp MVC architektury (vytvoření prvního náhledu) – studium + vývoj</text:p>
            </table:table-cell>
            <table:table-cell table:style-name="Tabulka2.C5" office:value-type="float" office:value="9">
              <text:p text:style-name="P5">9</text:p>
            </table:table-cell>
          </table:table-row>
          <table:table-row table:style-name="Tabulka2.1">
            <table:table-cell table:style-name="Tabulka2.A9" office:value-type="date" office:date-value="2022-04-17">
              <text:p text:style-name="P5">17/04/22</text:p>
            </table:table-cell>
            <table:table-cell table:style-name="Tabulka2.B9" office:value-type="string">
              <text:p text:style-name="P5">Dokumentace</text:p>
            </table:table-cell>
            <table:table-cell table:style-name="Tabulka2.C5" office:value-type="float" office:value="1">
              <text:p text:style-name="P5">1</text:p>
            </table:table-cell>
          </table:table-row>
          <table:table-row table:style-name="Tabulka2.1">
            <table:table-cell table:style-name="Tabulka2.A9" office:value-type="date" office:date-value="2022-04-21">
              <text:p text:style-name="P5">21/04/22</text:p>
            </table:table-cell>
            <table:table-cell table:style-name="Tabulka2.B9" office:value-type="string">
              <text:p text:style-name="P5">Vývoj</text:p>
            </table:table-cell>
            <table:table-cell table:style-name="Tabulka2.C5" office:value-type="float" office:value="4">
              <text:p text:style-name="P5">4</text:p>
            </table:table-cell>
          </table:table-row>
          <table:table-row table:style-name="Tabulka2.1">
            <table:table-cell table:style-name="Tabulka2.A9" office:value-type="date" office:date-value="2022-04-22">
              <text:p text:style-name="P5">22/04/22</text:p>
            </table:table-cell>
            <table:table-cell table:style-name="Tabulka2.B9" office:value-type="string">
              <text:p text:style-name="P5">Vývoj – Create View návrh</text:p>
            </table:table-cell>
            <table:table-cell table:style-name="Tabulka2.C5" office:value-type="float" office:value="1">
              <text:p text:style-name="P5">1</text:p>
            </table:table-cell>
          </table:table-row>
          <table:table-row table:style-name="Tabulka2.1">
            <table:table-cell table:style-name="Tabulka2.A9" office:value-type="date" office:date-value="2022-04-23">
              <text:p text:style-name="P5">23/04/22</text:p>
            </table:table-cell>
            <table:table-cell table:style-name="Tabulka2.B9" office:value-type="string">
              <text:p text:style-name="P5">Vývoj – dopracování Create View návrhu + registrace</text:p>
            </table:table-cell>
            <table:table-cell table:style-name="Tabulka2.C5" office:value-type="float" office:value="10">
              <text:p text:style-name="P5">10</text:p>
            </table:table-cell>
          </table:table-row>
          <table:table-row table:style-name="Tabulka2.1">
            <table:table-cell table:style-name="Tabulka2.A9" office:value-type="date" office:date-value="2022-04-24">
              <text:p text:style-name="P5">24/04/22</text:p>
            </table:table-cell>
            <table:table-cell table:style-name="Tabulka2.B9" office:value-type="string">
              <text:p text:style-name="P5">Vývoj – vyplňování kvízu</text:p>
            </table:table-cell>
            <table:table-cell table:style-name="Tabulka2.C5" office:value-type="float" office:value="8">
              <text:p text:style-name="P5">8</text:p>
            </table:table-cell>
          </table:table-row>
          <table:table-row table:style-name="Tabulka2.1">
            <table:table-cell table:style-name="Tabulka2.A9" office:value-type="date" office:date-value="2022-04-25">
              <text:p text:style-name="P5">25/04/22</text:p>
            </table:table-cell>
            <table:table-cell table:style-name="Tabulka2.B9" office:value-type="string">
              <text:p text:style-name="P5">Vývoj – velký refaktor – změna modelu, protože EF nefungoval uplně tak jak měl.</text:p>
              <text:list xml:id="list7005360490167868447" text:style-name="L6">
                <text:list-item>
                  <text:p text:style-name="P12">Větší oddělení Servis a Controllerů</text:p>
                </text:list-item>
                <text:list-item>
                  <text:p text:style-name="P12"/>
                </text:list-item>
              </text:list>
            </table:table-cell>
            <table:table-cell table:style-name="Tabulka2.C5" office:value-type="float" office:value="6">
              <text:p text:style-name="P5">6</text:p>
            </table:table-cell>
          </table:table-row>
          <table:table-row table:style-name="Tabulka2.1">
            <table:table-cell table:style-name="Tabulka2.A9" office:value-type="date" office:date-value="2022-04-27">
              <text:p text:style-name="P5">27/04/22</text:p>
            </table:table-cell>
            <table:table-cell table:style-name="Tabulka2.B9" office:value-type="string">
              <text:p text:style-name="P5">Detail kvízu</text:p>
              <text:p text:style-name="P5">příprava na share a logika pro temoporary účet</text:p>
            </table:table-cell>
            <table:table-cell table:style-name="Tabulka2.C5" office:value-type="float" office:value="3">
              <text:p text:style-name="P5">3</text:p>
            </table:table-cell>
          </table:table-row>
          <table:table-row table:style-name="Tabulka2.1">
            <table:table-cell table:style-name="Tabulka2.A18">
              <text:p text:style-name="P5"/>
            </table:table-cell>
            <table:table-cell table:style-name="Tabulka2.B18" office:value-type="string">
              <text:p text:style-name="P5">CELKEM</text:p>
            </table:table-cell>
            <table:table-cell table:style-name="Tabulka2.C5" office:value-type="float" office:value="64">
              <text:p text:style-name="P5">64</text:p>
            </table:table-cell>
          </table:table-row>
        </table:table>
        <text:p text:style-name="Standard"/>
        <text:h text:style-name="P13" text:outline-level="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s" fo:country="CZ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cs" fo:country="CZ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ambria"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423cm" fo:margin-bottom="0cm" fo:keep-together="always" fo:keep-with-next="always"/>
      <style:text-properties fo:color="#2e74b5" style:font-name="Calibri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9cc2e5" style:font-name="Calibri" fo:font-size="14pt" style:font-size-asian="14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4d78" style:font-name="Calibri Light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fo:keep-together="always" fo:keep-with-next="always"/>
      <style:text-properties fo:color="#2e74b5" style:font-name="Calibri Ligh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1f4d78" style:font-name="Calibri Light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1f4d78" style:font-name="Calibri Light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71cm" fo:margin-bottom="0cm" fo:keep-together="always" fo:keep-with-next="always"/>
      <style:text-properties fo:color="#272727" style:font-name="Calibri Light" fo:font-size="10.5pt" style:font-size-asian="10.5pt" style:font-size-complex="10.5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71cm" fo:margin-bottom="0cm" fo:keep-together="always" fo:keep-with-next="always"/>
      <style:text-properties fo:color="#272727" style:font-name="Calibri Light" fo:font-size="10.5pt" fo:font-style="italic" style:font-size-asian="10.5pt" style:font-style-asian="italic" style:font-size-complex="10.5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language-asian="cs" style:country-asian="CZ"/>
    </style:style>
    <style:style style:name="Appendix_20_1" style:display-name="Appendix 1" style:family="paragraph" style:parent-style-name="Heading_20_1" style:default-outline-level="1" style:list-style-name="Outline"/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center" style:justify-single-word="false"/>
      <style:text-properties fo:font-size="26pt" fo:letter-spacing="-0.018cm" fo:font-weight="bold" style:letter-kerning="true" style:font-size-asian="26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center" style:justify-single-word="false"/>
      <style:text-properties fo:color="#5a5a5a" fo:font-size="20pt" fo:letter-spacing="0.026cm" fo:font-style="italic" style:font-size-asian="20pt" style:font-style-asian="italic" style:font-size-complex="14pt" style:font-style-complex="italic"/>
    </style:style>
    <style:style style:name="Bibliography" style:family="paragraph" style:parent-style-name="Standard" style:default-outline-level="" style:list-style-name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Bez_20_mezer_20_Char" style:display-name="Bez mezer Char" style:family="text" style:parent-style-name="Default_20_Paragraph_20_Font">
      <style:text-properties style:language-asian="cs" style:country-asian="CZ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Nadpis_20_1_20_Char" style:display-name="Nadpis 1 Char" style:family="text" style:parent-style-name="Default_20_Paragraph_20_Font">
      <style:text-properties fo:color="#2e74b5" fo:font-size="16pt" style:font-size-asian="16pt" style:font-size-complex="16pt"/>
    </style:style>
    <style:style style:name="Nadpis_20_2_20_Char" style:display-name="Nadpis 2 Char" style:family="text" style:parent-style-name="Default_20_Paragraph_20_Font">
      <style:text-properties fo:color="#9cc2e5" fo:font-size="14pt" style:font-size-asian="14pt" style:font-size-complex="13pt"/>
    </style:style>
    <style:style style:name="Nadpis_20_3_20_Char" style:display-name="Nadpis 3 Char" style:family="text" style:parent-style-name="Default_20_Paragraph_20_Font">
      <style:text-properties fo:color="#1f4d78" style:font-name="Calibri Light" fo:font-size="12pt" style:font-size-asian="12pt" style:font-size-complex="12pt"/>
    </style:style>
    <style:style style:name="Nadpis_20_4_20_Char" style:display-name="Nadpis 4 Ch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Nadpis_20_5_20_Char" style:display-name="Nadpis 5 Char" style:family="text" style:parent-style-name="Default_20_Paragraph_20_Font">
      <style:text-properties fo:color="#2e74b5" style:font-name="Calibri Light"/>
    </style:style>
    <style:style style:name="Nadpis_20_6_20_Char" style:display-name="Nadpis 6 Char" style:family="text" style:parent-style-name="Default_20_Paragraph_20_Font">
      <style:text-properties fo:color="#1f4d78" style:font-name="Calibri Light"/>
    </style:style>
    <style:style style:name="Nadpis_20_7_20_Char" style:display-name="Nadpis 7 Char" style:family="text" style:parent-style-name="Default_20_Paragraph_20_Font">
      <style:text-properties fo:color="#1f4d78" style:font-name="Calibri Light" fo:font-style="italic" style:font-style-asian="italic" style:font-style-complex="italic"/>
    </style:style>
    <style:style style:name="Nadpis_20_8_20_Char" style:display-name="Nadpis 8 Char" style:family="text" style:parent-style-name="Default_20_Paragraph_20_Font">
      <style:text-properties fo:color="#272727" style:font-name="Calibri Light" fo:font-size="10.5pt" style:font-size-asian="10.5pt" style:font-size-complex="10.5pt"/>
    </style:style>
    <style:style style:name="Nadpis_20_9_20_Char" style:display-name="Nadpis 9 Char" style:family="text" style:parent-style-name="Default_20_Paragraph_20_Font">
      <style:text-properties fo:color="#272727" style:font-name="Calibri Light" fo:font-size="10.5pt" fo:font-style="italic" style:font-size-asian="10.5pt" style:font-style-asian="italic" style:font-size-complex="10.5pt" style:font-style-complex="italic"/>
    </style:style>
    <style:style style:name="Appendix_20_1_20_Char" style:display-name="Appendix 1 Char" style:family="text" style:parent-style-name="Nadpis_20_1_20_Char">
      <style:text-properties fo:color="#2e74b5" fo:font-size="16pt" style:font-size-asian="16pt" style:font-size-complex="16pt"/>
    </style:style>
    <style:style style:name="Název_20_Char" style:display-name="Název Char" style:family="text" style:parent-style-name="Default_20_Paragraph_20_Font">
      <style:text-properties style:font-name="Cambria" fo:font-size="26pt" fo:letter-spacing="-0.018cm" style:letter-kerning="true" style:font-size-asian="26pt" style:font-size-complex="28pt"/>
    </style:style>
    <style:style style:name="Podtitul_20_Char" style:display-name="Podtitul Char" style:family="text" style:parent-style-name="Default_20_Paragraph_20_Font">
      <style:text-properties fo:color="#5a5a5a" style:font-name="Cambria" fo:font-size="20pt" fo:letter-spacing="0.026cm" style:font-size-asian="2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a" fo:border-bottom="none"/>
    </style:style>
    <style:style style:name="MT1" style:family="text">
      <style:text-properties style:font-name="Calibri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KIV/NET</text:span><text:tab/><text:tab/><text:span text:style-name="MT1">Přemysl Kouba</text:span></text:p>
      </style:header>
      <style:footer>
        <text:p text:style-name="MP2"><text:tab/><text:tab/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ay Tracer</dc:title>
    <dc:subject>KIV/NET</dc:subject>
    <meta:initial-creator>Mike Wazowski</meta:initial-creator>
    <meta:editing-cycles>42</meta:editing-cycles>
    <meta:print-date>2015-02-12T10:31:00</meta:print-date>
    <meta:creation-date>2015-02-12T10:32:00</meta:creation-date>
    <dc:date>2022-04-27T21:44:00.96</dc:date>
    <meta:editing-duration>PT22H50M45S</meta:editing-duration>
    <meta:generator>OpenOffice/4.1.11$Win32 OpenOffice.org_project/4111m1$Build-9808</meta:generator>
    <meta:document-statistic meta:table-count="2" meta:image-count="1" meta:object-count="0" meta:page-count="5" meta:paragraph-count="112" meta:word-count="644" meta:character-count="4392"/>
    <meta:user-defined meta:name="AppVersion">15.0000</meta:user-defined>
    <meta:user-defined meta:name="Company">University of West Bohem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